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2.17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3mm"/>
    </style:style>
    <style:style style:name="co13" style:family="table-column">
      <style:table-column-properties fo:break-before="auto" style:column-width="4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0.06pt solid #000000"/>
      <style:text-properties fo:color="#000000" style:font-name="Calibri" fo:font-size="11pt" style:font-size-asian="11pt" style:font-size-complex="11pt"/>
    </style:style>
    <style:style style:name="ce2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ce14"/>
        <table:table-column table:style-name="co3" table:number-columns-repeated="4" table:default-cell-style-name="ce14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 or stock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office:value-type="string" calcext:value-type="string">
            <text:p>Если True</text:p>
          </table:table-cell>
          <table:table-cell office:value-type="string" calcext:value-type="string">
            <text:p>Пусто если Fals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2. Asset и income (изменяется остаток счета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style-name="ce1" office:value-type="string" calcext:value-type="string">
            <text:p>xirr_enable</text:p>
          </table:table-cell>
          <table:table-cell/>
          <table:table-cell table:style-name="ce2" office:value-type="date" office:date-value="2016-01-01" calcext:value-type="date">
            <text:p>01.01.16</text:p>
          </table:table-cell>
          <table:table-cell table:number-columns-repeated="2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/>
          <table:table-cell office:value-type="string" calcext:value-type="string">
            <text:p>-val1</text:p>
          </table:table-cell>
          <table:table-cell office:value-type="string" calcext:value-type="string">
            <text:p>Если False 2 счета</text:p>
          </table:table-cell>
          <table:table-cell office:value-type="string" calcext:value-type="string">
            <text:p>Пусто если True 2 счета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 or expense</text:p>
          </table:table-cell>
          <table:table-cell office:value-type="string" calcext:value-type="string">
            <text:p>val2</text:p>
          </table:table-cell>
          <table:table-cell table:number-columns-repeated="4"/>
          <table:table-cell table:style-name="ce2" office:value-type="date" office:date-value="2016-12-31" calcext:value-type="date">
            <text:p>31.12.16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Тут важно учитываем мы доход расход или нет. Если учитываем, то ничего не делаем. Если не учитываем то asset = -val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6. Stock, asset и equity</text:p>
          </table:table-cell>
          <table:table-cell table:style-name="Default"/>
          <table:table-cell table:style-name="Default" office:value-type="string" calcext:value-type="string">
            <text:p>Подтип из 2-х asset</text:p>
          </table:table-cell>
          <table:table-cell table:style-name="Default" table:number-columns-repeated="2"/>
          <table:table-cell table:number-columns-repeated="3"/>
          <table:table-cell table:style-name="ce3" table:formula="of:=XIRR([.I9:.I11];[.H9:.H11])" office:value-type="percentage" office:value="0.0999999999999999" calcext:value-type="percentage">
            <text:p>10,00%</text:p>
          </table:table-cell>
          <table:table-cell table:style-name="ce3" table:formula="of:=XIRR([.J9:.J11];[.H9:.H11])" office:value-type="percentage" office:value="7.39801676438245E-017" calcext:value-type="percentage">
            <text:p>0,00%</text:p>
          </table:table-cell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or 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3. Asset и income (???)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4. Множественные asset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или 2 с меньшей суммой по модулю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5. Stock, income и expense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1 или пусто если val1=0</text:p>
          </table:table-cell>
          <table:table-cell office:value-type="string" calcext:value-type="string">
            <text:p>-val1 или пусто если val1=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xpens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5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5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idends and coupons</text:p>
          </table:table-cell>
          <table:table-cell table:style-name="ce17" table:number-columns-repeated="4"/>
          <table:table-cell table:number-columns-repeated="5"/>
        </table:table-row>
        <table:table-row table:style-name="ro1">
          <table:table-cell table:style-name="ce17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Capital gain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uy and sell share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Bonds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val4</text:p>
          </table:table-cell>
          <table:table-cell table:style-name="Default" office:value-type="string" calcext:value-type="string">
            <text:p>1 — с типом stock</text:p>
          </table:table-cell>
          <table:table-cell table:style-name="Default" office:value-type="string" calcext:value-type="string">
            <text:p>-val4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multi transaction without stock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val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v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QUITY or CASH</text:p>
          </table:table-cell>
          <table:table-cell office:value-type="string" calcext:value-type="string">
            <text:p>val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val3</text:p>
          </table:table-cell>
          <table:table-cell table:number-columns-repeated="5"/>
        </table:table-row>
      </table:table>
      <table:table table:name="Новые правила xirr" table:style-name="ta1">
        <table:table-column table:style-name="co3" table:default-cell-style-name="ce14"/>
        <table:table-column table:style-name="co3" table:number-columns-repeated="5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Только ДВА сплита</text:p>
          </table:table-cell>
          <table:table-cell table:number-columns-repeated="14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21" office:value-type="string" calcext:value-type="string">
            <text:p>Asset and asset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2. Asset и income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 or 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ncome or expense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Capital gains (like asset and income)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stock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style-name="ce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val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val5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1" office:value-type="string" calcext:value-type="string">
            <text:p>Dividends and coupons (like stocks)</text:p>
          </table:table-cell>
          <table:table-cell table:style-name="ce17" table:number-columns-repeated="4"/>
          <table:table-cell table:number-columns-repeated="10"/>
        </table:table-row>
        <table:table-row table:style-name="ro1">
          <table:table-cell table:style-name="ce17" table:number-columns-repeated="5"/>
          <table:table-cell table:number-columns-repeated="10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22" office:value-type="string" calcext:value-type="string">
            <text:p>multi transaction without stock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на счет больший по модулю (?)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3 (на счет меньший по модулю)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/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2</text:p>
          </table:table-cell>
          <table:table-cell/>
          <table:table-cell office:value-type="string" calcext:value-type="string">
            <text:p>True</text:p>
          </table:table-cell>
          <table:table-cell table:style-name="ce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style-name="ce14"/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-val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" office:value-type="string" calcext:value-type="string">
            <text:p>xirr_enable</text:p>
          </table:table-cell>
          <table:table-cell table:style-name="ce13" office:value-type="string" calcext:value-type="string">
            <text:p>xirr_valu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ASH</text:p>
          </table:table-cell>
          <table:table-cell table:style-name="ce14" office:value-type="string" calcext:value-type="string">
            <text:p>val2</text:p>
          </table:table-cell>
          <table:table-cell table:style-name="ce14"/>
          <table:table-cell office:value-type="string" calcext:value-type="string">
            <text:p>True</text:p>
          </table:table-cell>
          <table:table-cell table:style-name="ce14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style-name="ce14" office:value-type="string" calcext:value-type="string">
            <text:p>-val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.00.0000</text:date>, <text:time style:data-style-name="N2" text:time-value="09:56:08.76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8T12:54:29.453000000</dc:date>
    <meta:editing-duration>PT20H16M15S</meta:editing-duration>
    <meta:editing-cycles>38</meta:editing-cycles>
    <meta:generator>LibreOffice/5.3.1.2$Windows_x86 LibreOffice_project/e80a0e0fd1875e1696614d24c32df0f95f03deb2</meta:generator>
    <meta:document-statistic meta:table-count="4" meta:cell-count="878" meta:object-count="0"/>
  </office:meta>
</office:document-meta>
</file>